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3.791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701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9d1f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98cc9a" style:text-align-source="fix" style:repeat-content="false" fo:border="0.06pt solid #000000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41">
      <style:table-cell-properties fo:background-color="transparent" fo:border="0.06pt solid #000000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Operação</text:p>
          </table:table-cell>
          <table:table-cell table:style-name="ce1" office:value-type="string" calcext:value-type="string">
            <text:p>Expressão</text:p>
          </table:table-cell>
          <table:table-cell table:style-name="ce1" office:value-type="string" calcext:value-type="string">
            <text:p>Fórmula no Calc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1">
          <table:table-cell/>
          <table:table-cell office:value-type="string" calcext:value-type="string">
            <text:p>Adição</text:p>
          </table:table-cell>
          <table:table-cell office:value-type="string" calcext:value-type="string">
            <text:p>2+2</text:p>
          </table:table-cell>
          <table:table-cell table:formula="of:=2+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traçã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1" table:style-name="ta1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0"/>
        <table:table-column table:style-name="co8" table:default-cell-style-name="ce9"/>
        <table:table-column table:style-name="co9" table:default-cell-style-name="ce9"/>
        <table:table-column table:style-name="co1" table:number-columns-repeated="2" table:default-cell-style-name="Default"/>
        <table:table-column table:style-name="co10" table:default-cell-style-name="Default"/>
        <table:table-row table:style-name="ro2">
          <table:table-cell table:style-name="ce8" office:value-type="string" calcext:value-type="string">
            <text:p>Atendentes</text:p>
          </table:table-cell>
          <table:table-cell table:style-name="ce8" office:value-type="string" calcext:value-type="string">
            <text:p>Setor</text:p>
          </table:table-cell>
          <table:table-cell table:style-name="ce8" office:value-type="string" calcext:value-type="string">
            <text:p>Turno</text:p>
          </table:table-cell>
          <table:table-cell table:style-name="ce8" office:value-type="string" calcext:value-type="string">
            <text:p>Tempo de atendimento</text:p>
          </table:table-cell>
          <table:table-cell table:style-name="ce8" office:value-type="string" calcext:value-type="string">
            <text:p>Média da avaliação</text:p>
          </table:table-cell>
          <table:table-cell table:style-name="ce8" office:value-type="string" calcext:value-type="string">
            <text:p>Resolvi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ão Victor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32S" calcext:value-type="time">
            <text:p>00:04:32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ro Marez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05M59S" calcext:value-type="time">
            <text:p>00:05:5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office:value-type="string" calcext:value-type="string">
            <text:p>MÉDIA</text:p>
          </table:table-cell>
          <table:table-cell table:style-name="ce2" table:formula="of:=AVERAGE([.F2:.F19])" office:value-type="float" office:value="312.222222222222" calcext:value-type="float">
            <text:p>312,222222222222</text:p>
          </table:table-cell>
        </table:table-row>
        <table:table-row table:style-name="ro1">
          <table:table-cell office:value-type="string" calcext:value-type="string">
            <text:p>Ana Luiz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9M08S" calcext:value-type="time">
            <text:p>00:09:0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office:value-type="string" calcext:value-type="string">
            <text:p>SOMA</text:p>
          </table:table-cell>
          <table:table-cell table:style-name="ce2" table:formula="of:=SUM([.F2:.F19])" office:value-type="float" office:value="5620" calcext:value-type="float">
            <text:p>5620</text:p>
          </table:table-cell>
        </table:table-row>
        <table:table-row table:style-name="ro1">
          <table:table-cell office:value-type="string" calcext:value-type="string">
            <text:p>Pedro Souz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7M18S" calcext:value-type="time">
            <text:p>00:07:18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office:value-type="string" calcext:value-type="string">
            <text:p>MÍNIMO</text:p>
          </table:table-cell>
          <table:table-cell table:style-name="ce2" table:formula="of:=MIN([.F2:.F19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5M15S" calcext:value-type="time">
            <text:p>00:05:15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office:value-type="string" calcext:value-type="string">
            <text:p>MÁXIMO</text:p>
          </table:table-cell>
          <table:table-cell table:style-name="ce2" table:formula="of:=MAX([.F2:.F19])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Mateus Silv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13M55S" calcext:value-type="time">
            <text:p>00:13:55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Erick Amaral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59S" calcext:value-type="time">
            <text:p>00:04:5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ívia Barbos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Tarde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ia Santo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3S" calcext:value-type="time">
            <text:p>00:04:1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 Araúj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17S" calcext:value-type="time">
            <text:p>00:04:1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ando Lim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Tarde</text:p>
          </table:table-cell>
          <table:table-cell office:value-type="time" office:time-value="PT00H06M26S" calcext:value-type="time">
            <text:p>00:06:26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ício Stepen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10M14S" calcext:value-type="time">
            <text:p>00:10:14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T. Matos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5M13S" calcext:value-type="time">
            <text:p>00:05:1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 Gonçalvez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6M28S" calcext:value-type="time">
            <text:p>00:06:28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Ferr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Noite</text:p>
          </table:table-cell>
          <table:table-cell office:value-type="time" office:time-value="PT00H02M58S" calcext:value-type="time">
            <text:p>00:02:58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ra Sant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5S" calcext:value-type="time">
            <text:p>00:04:15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lian Albuquerque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Manhã</text:p>
          </table:table-cell>
          <table:table-cell office:value-type="time" office:time-value="PT00H03M03S" calcext:value-type="time">
            <text:p>00:03:03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tra Oliv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Planilha1.A1:Planilha1.F19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21:18:35.66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09:05.631000000</meta:creation-date>
    <meta:editing-duration>PT5M22S</meta:editing-duration>
    <meta:editing-cycles>4</meta:editing-cycles>
    <meta:generator>LibreOffice/7.2.3.2$Windows_X86_64 LibreOffice_project/d166454616c1632304285822f9c83ce2e660fd92</meta:generator>
    <dc:date>2024-05-13T22:14:08.252000000</dc:date>
    <meta:document-statistic meta:table-count="2" meta:cell-count="130" meta:object-count="0"/>
  </office:meta>
</office:document-meta>
</file>